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text/xml" manifest:full-path="Object 5/styles.xml"/>
  <manifest:file-entry manifest:media-type="application/rdf+xml" manifest:full-path="Object 5/manifest.rdf"/>
  <manifest:file-entry manifest:media-type="application/vnd.oasis.opendocument.spreadsheet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Tabelle4" style:family="table">
      <style:table-properties style:width="177.8mm" table:align="margins"/>
    </style:style>
    <style:style style:name="Tabelle4.A" style:family="table-column">
      <style:table-column-properties style:column-width="158.04mm" style:rel-column-width="58251*"/>
    </style:style>
    <style:style style:name="Tabelle4.B" style:family="table-column">
      <style:table-column-properties style:column-width="19.76mm" style:rel-column-width="7284*"/>
    </style:style>
    <style:style style:name="Tabelle4.A1" style:family="table-cell">
      <style:table-cell-properties style:vertical-align="middle" fo:padding="0.97mm" fo:border="none"/>
    </style:style>
    <style:style style:name="P1" style:family="paragraph" style:parent-style-name="Text_20_body_2c__20_no_20_space_20_after">
      <style:paragraph-properties fo:margin-left="12.51mm" fo:margin-right="0mm" fo:text-indent="0mm" style:auto-text-indent="false"/>
    </style:style>
    <style:style style:name="P2" style:family="paragraph" style:parent-style-name="Text_20_body">
      <style:paragraph-properties fo:margin-left="12.51mm" fo:margin-right="0mm" fo:text-indent="0mm" style:auto-text-indent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itle" style:master-page-name="Portrait_2c__20_3_2f_4_22__20_margins">
      <style:paragraph-properties style:page-number="auto"/>
    </style:style>
    <style:style style:name="P7" style:family="paragraph" style:parent-style-name="Text_20_body_2c__20_no_20_space_20_after" style:list-style-name="Bullets_2c__20_diamond"/>
    <style:style style:name="P8" style:family="paragraph" style:parent-style-name="Text_20_body" style:list-style-name="Bullets_2c__20_diamond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/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OLE">
      <style:graphic-properties style:vertical-pos="from-top" style:vertical-rel="paragraph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ofit.py</text:p>
      <text:p text:style-name="_2a__2a__2a__2a__2a__20__20__20__20__20__20__20_Hidden_20__20__20__20__20__20__2a__2a__2a__2a__2a_">Don Peterson <text:s text:c="7"/>Words: <text:word-count>1310</text:word-count> </text:p>
      <text:p text:style-name="Subtitle"><text:a xlink:type="simple" xlink:href="mailto:someonesdad1@gmail.com" text:style-name="Internet_20_link" text:visited-style-name="Visited_20_Internet_20_Link">someonesdad1@gmail.com</text:a> 10 Jun 2022</text:p>
      <text:p text:style-name="Text_20_body">Making money is a common task. <text:s text:c="3"/>The simplest numerical model of this task involves the selling price <text:span text:style-name="T1">s</text:span><text:span text:style-name="T2"> and the cost </text:span><text:span text:style-name="T1">c</text:span><text:span text:style-name="T2">. <text:s/>A metric of whether you made money is to calculate the profit, which is the </text:span><text:span text:style-name="T3">fraction of the selling price that exceeds the cost</text:span><text:span text:style-name="T2">. <text:s/>Here's the definition of profit:</text:span>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3"><draw:frame draw:style-name="fr1" draw:name="Object8" text:anchor-type="as-char" svg:width="40.52mm" svg:height="9.26m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      </table:table-cell>
            <table:table-cell table:style-name="Tabelle4.A1" office:value-type="string">
              <text:p text:style-name="P4">(<text:sequence text:ref-name="refText0" text:name="Text" text:formula="ooow:Text+1" style:num-format="1">1</text:sequence>)</text:p>
            </table:table-cell>
          </table:table-row>
        </table:table-header-rows>
      </table:table>
      <text:p text:style-name="Text_20_body">The basics are to adhere to the old adage of "buy low and sell high", which translates into wanting <draw:frame draw:style-name="fr1" draw:name="Object1" text:anchor-type="as-char" svg:width="11.94mm" svg:height="4.36mm" draw:z-index="1"><draw:object xlink:href="./Object 2" xlink:type="simple" xlink:show="embed" xlink:actuate="onLoad"/><draw:image xlink:href="./ObjectReplacements/Object 2" xlink:type="simple" xlink:show="embed" xlink:actuate="onLoad"/></draw:frame> <text:s/>When this happens, we have <draw:frame draw:style-name="fr1" draw:name="Object2" text:anchor-type="as-char" svg:width="12.52mm" svg:height="4.36m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The python script <text:span text:style-name="Code">profit.py</text:span> is a console-based application that lets you model the effects of making changes on a selling transaction's numbers and seeing the effect on the key variables. <text:s/>Here are the features I wanted in the script:</text:p>
      <text:list xml:id="list1567014383477308239" text:style-name="Bullets_2c__20_diamond">
        <text:list-item>
          <text:p text:style-name="P7">Simple output you can take in at a glance.</text:p>
        </text:list-item>
        <text:list-item>
          <text:p text:style-name="P7">Color highlighting to indicate things like meeting a desired profit level.</text:p>
        </text:list-item>
        <text:list-item>
          <text:p text:style-name="P7">2 significant figures of output (easily changed if desired)</text:p>
        </text:list-item>
        <text:list-item>
          <text:p text:style-name="P7">Persistence of the model's variables and ability to save/recall state from a file</text:p>
        </text:list-item>
        <text:list-item>
          <text:p text:style-name="P7">Allow defining local variables and use of python expressions.</text:p>
        </text:list-item>
        <text:list-item>
          <text:p text:style-name="P8">Use readline to make it easy to edit commands and have a command history</text:p>
        </text:list-item>
      </text:list>
      <text:p text:style-name="Text_20_body">Let's look at some basic examples to let you see what it does.</text:p>
      <text:p text:style-name="P5">Note that I don't use any units for the numbers since this is fundamentally an arithmetic problem.</text:p>
      <text:h text:style-name="Heading_20_1" text:outline-level="1">Examples</text:h>
      <text:p text:style-name="Text_20_body">The primary variables used in the script are:</text:p>
      <text:p text:style-name="P1"><text:span text:style-name="Primary_20_variable">c</text:span> = cost</text:p>
      <text:p text:style-name="P1"><text:span text:style-name="Primary_20_variable">s</text:span> = selling price</text:p>
      <text:p text:style-name="P1"><text:span text:style-name="Primary_20_variable">p</text:span> = profit</text:p>
      <text:p text:style-name="P1"><text:span text:style-name="Primary_20_variable">m</text:span> = markup</text:p>
      <text:p text:style-name="P2"><text:span text:style-name="Primary_20_variable">u</text:span> = multiplier</text:p>
      <text:p text:style-name="Text_20_body">These will be explained more in the <text:span text:style-name="Section"><text:bookmark-ref text:reference-format="text" text:ref-name="__RefHeading__37_1503669184">Error: Reference source not found</text:bookmark-ref></text:span> section. <text:s/>The script allows you to enter any of these numbers and the others are calculated when enough information is present. <text:s/>Let's look at some examples.</text:p>
      <text:h text:style-name="Heading_20_2" text:outline-level="2">Simplest example</text:h>
      <text:p text:style-name="Text_20_body">Here's one you can do in your head. <text:s/>If you buy something for 1 and sell it for 2, you made a profit of 1. <text:s/>Expressing this as a fraction of the selling price, 2, gives 0.5. <text:s/>Thus, your profit in % is 50%. <text:s/>Here are the commands showing this</text:p>
      <text:p text:style-name="Code">&gt; c1</text:p>
      <text:p text:style-name="Code">&gt; s2</text:p>
      <text:p text:style-name="Code"><text:s/>S <text:s text:c="3"/>C <text:s text:c="3"/>P% <text:s text:c="2"/>M% <text:s text:c="2"/>U</text:p>
      <text:p text:style-name="Code_20_end"><text:s/>2 <text:s text:c="3"/>1 <text:s text:c="3"/>50 <text:s/>100 <text:s text:c="2"/>2</text:p>
      <text:p text:style-name="Text_20_body">The P column shows the profit is the expected 50%. <text:s/>The M column shows you'd have to mark up the cost by 100% (i.e., multiply it by 2, like the multiplier U is telling you) to get the selling price.</text:p>
      <text:p text:style-name="Text_20_body">Note: <text:s/>the variables for the problem (and in the code) are lowercase, but the column titles are uppercase and (in the code) represent the string form of the variable.</text:p>
      <text:h text:style-name="Heading_20_2" text:outline-level="2"><text:soft-page-break/>Motivation</text:h>
      <text:p text:style-name="Text_20_body">The script reflects my tastes for these simple calculations. <text:s/>I find many numerical money examples tiresome because people often report too many significant figures. <text:s/>It is rare you need more than 2 significant figures for a problem, as this lets you resolve differences to about 1%. <text:s/>It's rare to have information of a higher quality than that, at least for the "what if" type of problems this script is intended to help with. <text:s/>More significant figures are usually for when you want to check an algorithm.</text:p>
      <text:h text:style-name="Heading_20_2" text:outline-level="2">Car fix</text:h>
      <text:p text:style-name="Text_20_body">I bought a car for 800 and I needed to rebuild the engine. <text:s/>I ordered the parts needed for 1200. <text:s/>After disassembling the engine, one of the heads was bad (it cost 125 to have a shop test the heads), so I went to the junk yard and got two replacement heads for 160. <text:s/>I also had to spend 140 on special tools to help with this job. <text:s/>I spent 42 hours of my time on this job and I value my time at 20 per hour. <text:s/>If I want to sell the car for 6000, what will my estimated profit percentage be?</text:p>
      <text:p text:style-name="Text_20_body">This problem's costs <text:s/>add up to be 8 + 12 + 1.25 + 1.6 + 1.4 + 42*0.2, where the cost units are 100. <text:s/>You can do this sum as 23 + 1.25 + 8.4 or 32.65, where I added the integers and fractions separately. <text:s/></text:p>
      <text:p text:style-name="Text_20_body">The selling price is 60 and the cost is 32.65. <text:s/>Their difference is 60 - 33 = 60 - 30 - 3 = 27, then add back the 0.35 to get 27.35. <text:s/>I'm showing the old way we did manual calculations before electronic calculators. <text:s/>It's still useful to know to check the output of programs or to see if things make sense. <text:s/>I'd round things off to selling price of 60 and excess over cost of 27. <text:s/>Then my profit is 27/60, which factors by 3 to get 9/20. <text:s/>Divide by 2 to get 4.5/10 or 0.45. <text:s/>Thus, my profit percentage is 45%.</text:p>
      <text:p text:style-name="Text_20_body">Here's how this problem is solved in the script:</text:p>
      <text:p text:style-name="Code">&gt; c <text:s/>8 + 12 + 1.25 + 1.6 + 1.4 + 42*0.2</text:p>
      <text:p text:style-name="Code">&gt; s 60</text:p>
      <text:p text:style-name="Code"><text:s/>S <text:s text:c="3"/>C <text:s text:c="3"/>P% <text:s text:c="2"/>M% <text:s text:c="2"/>U</text:p>
      <text:p text:style-name="Code_20_end"><text:s/>60 <text:s text:c="2"/>33 <text:s text:c="2"/>46 <text:s text:c="2"/>84 <text:s/>1.8</text:p>
      <text:p text:style-name="Text_20_body">If you type the command <text:span text:style-name="Code">n 8</text:span>, you'll get the report to 4 significant figures and you'll see the cost was 32.65, as we calculated manually.</text:p>
      <text:h text:style-name="Heading_20_2" text:outline-level="2">Multipliers</text:h>
      <text:p text:style-name="Text_20_body">At one company I worked at, the standard R&amp;D Lab project metric was that a new product should have a multiplier of 5. <text:s/>Because this company often pioneered new technology, this was often doable on such products, but became more difficult when there was competition. <text:s/>Still, it's a handy way to quickly codify your business goals. <text:s/>Given a multiplier <text:span text:style-name="Primary_20_variable">u</text:span>, You can calculate the profit from <draw:frame draw:style-name="fr1" draw:name="Object3" text:anchor-type="as-char" svg:width="15.72mm" svg:height="4.32m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Text_20_body">Here's a table showing </text:p>
      <text:p text:style-name="Text_20_body"><draw:frame draw:style-name="fr2" draw:name="Object4" text:anchor-type="paragraph" svg:y="1.45mm" svg:width="42.74mm" svg:height="29.32mm" draw:z-index="4"><draw:object xlink:href="./Object 5" xlink:type="simple" xlink:show="embed" xlink:actuate="onLoad"/><draw:image xlink:href="./ObjectReplacements/Object 5" xlink:type="simple" xlink:show="embed" xlink:actuate="onLoad"/><svg:desc>OLE-object</svg:desc></draw:frame>Most business takes place at such mulitpliers, so it's handy to know your goal. <text:s/>It also makes it straightforward to calculate cost and selling price in your head, especially if the multiplier is an integer.</text:p>
      <text:h text:style-name="Heading_20_1" text:outline-level="1">Other features</text:h>
      <text:p text:style-name="Text_20_body">The script persists its state to a data file in the same directory as the script. <text:s/>There's no protection against multiple processes running the script and this will result in a race condition and confusing or <text:soft-page-break/>erroneous results. <text:s/>I spent no effort on fixing this issue as I'm the only one who uses the script on my computer -- and I'm in the habit of mentally checking my results when working.</text:p>
      <text:p text:style-name="Text_20_body">The <text:span text:style-name="Code">k</text:span> command turns on color printing to the terminal. <text:s/>There are only a few things that are color highlighted:</text:p>
      <text:list xml:id="list40414675" text:continue-numbering="true" text:style-name="Bullets_2c__20_diamond">
        <text:list-item>
          <text:p text:style-name="P8">The last variable that was entered</text:p>
        </text:list-item>
        <text:list-item>
          <text:p text:style-name="P8">When U is 2 or above</text:p>
        </text:list-item>
        <text:list-item>
          <text:p text:style-name="P8">When P or M are negative</text:p>
        </text:list-item>
      </text:list>
      <text:p text:style-name="Text_20_body">My personal standard for selling a product is that the multiplier must be 2 or more or it's not worth doing. <text:s/>This is for my little personal product stuff. <text:s/>If I was running a business, I'd want higher multipliers.</text:p>
      <text:p text:style-name="Text_20_body">The script doesn't do anything you can't do with a calculator, it's just something I find compact and handy at a moment's notice.</text:p>
      <text:p text:style-name="Text_20_body">When I'm working on a project, I'll be in that project's directory. <text:s/>I can document a particular calculation for that project by saving it to file. <text:s/>This is done by the command <text:span text:style-name="Code">&gt;file</text:span>. <text:s/>For more extensive modelling, it's handy to use the <text:span text:style-name="Code">typescript</text:span> command (and old UNIX tool) and keep a record of all the things that were typed and seen on the screen. <text:s/>I can enter comments by just typing a <text:span text:style-name="Code">#</text:span> at the prompt and making a note. <text:s/>Later, I <text:span text:style-name="Code">cat</text:span> this typescript file and see exactly what I saw when I ran the model. <text:s/>Of course, I can edit the file and add additional notes. <text:s/>It's an effective way of documenting things.</text:p>
      <text:p text:style-name="Text_20_body">Allowing expression's is useful because it allows you to answer questions like "how much will the profit go up if I raise the selling price by 8%?". <text:s/>Here's an example:</text:p>
      <text:p text:style-name="Code">&gt; /</text:p>
      <text:p text:style-name="Code">&gt; s 2</text:p>
      <text:p text:style-name="Code">&gt; c 1.5</text:p>
      <text:p text:style-name="Code"><text:s/>S <text:s text:c="3"/>C <text:s text:c="3"/>P% <text:s text:c="2"/>M% <text:s text:c="2"/>U</text:p>
      <text:p text:style-name="Code"><text:s/>2 <text:s text:c="2"/>1.5 <text:s text:c="2"/>25 <text:s text:c="2"/>33 <text:s/>1.3</text:p>
      <text:p text:style-name="Code">&gt; s s*1.08</text:p>
      <text:p text:style-name="Code"><text:s/>S <text:s text:c="3"/>C <text:s text:c="3"/>P% <text:s text:c="2"/>M% <text:s text:c="2"/>U</text:p>
      <text:p text:style-name="Code_20_end">2.2 <text:s/>1.5 <text:s text:c="2"/>31 <text:s text:c="2"/>44 <text:s/>1.4</text:p>
      <text:p text:style-name="Text_20_body">Remember, when you see the script's output, the local variables dictionary also has the primary model varlables <text:span text:style-name="Primary_20_variable">c</text:span>, <text:span text:style-name="Primary_20_variable">s</text:span>, <text:span text:style-name="Primary_20_variable">p</text:span>, <text:span text:style-name="Primary_20_variable">m</text:span>, and <text:span text:style-name="Primary_20_variable">u</text:span> in it, so you can use them as if they were local variables to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5" svg:font-family="Arial"/>
    <style:font-face style:name="OpenSymbol" svg:font-family="OpenSymbol"/>
    <style:font-face style:name="Arial2" svg:font-family="Arial" style:font-adornments="Regular" style:font-family-generic="swiss"/>
    <style:font-face style:name="Lucida Console" svg:font-family="'Lucida Console'" style:font-adornments="Regular" style:font-family-generic="modern" style:font-pitch="fixed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Bold Italic" style:font-family-generic="swiss" style:font-pitch="variable"/>
    <style:font-face style:name="Arial3" svg:font-family="Arial" style:font-adornments="Italic" style:font-family-generic="swiss" style:font-pitch="variable"/>
    <style:font-face style:name="Arial" svg:font-family="Arial" style:font-adornments="Regular" style:font-family-generic="swiss" style:font-pitch="variable"/>
    <style:font-face style:name="DejaVu Sans" svg:font-family="'DejaVu Sans'" style:font-adornments="Book" style:font-family-generic="swiss" style:font-pitch="variable"/>
    <style:font-face style:name="Arial4" svg:font-family="Arial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Arial4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Arial" fo:font-size="11pt" fo:font-weight="normal"/>
    </style:style>
    <style:style style:name="Heading" style:family="paragraph" style:parent-style-name="Standard" style:next-style-name="Text_20_body" style:class="text" style:master-page-name="">
      <style:paragraph-properties fo:margin-top="1.52mm" fo:margin-bottom="1.52mm" style:page-number="auto" fo:background-color="transparent" fo:keep-with-next="always">
        <style:background-image/>
      </style:paragraph-properties>
      <style:text-properties style:text-underline-style="none"/>
    </style:style>
    <style:style style:name="Text_20_body" style:display-name="Text body" style:family="paragraph" style:parent-style-name="Standard" style:class="text">
      <style:paragraph-properties fo:margin-left="5.08mm" fo:margin-right="0mm" fo:margin-top="0mm" fo:margin-bottom="1.52mm" fo:text-indent="0mm" style:auto-text-indent="false"/>
    </style:style>
    <style:style style:name="List" style:family="paragraph" style:parent-style-name="Text_20_body" style:class="list">
      <style:text-properties style:font-name-complex="Arial5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1pt" fo:font-style="italic" style:font-size-asian="12pt" style:font-style-asian="italic" style:font-name-complex="Arial5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5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2.54mm" fo:margin-bottom="2.54mm" fo:text-align="center" style:justify-single-word="false" style:page-number="auto" fo:background-color="#dddddd">
        <style:background-image/>
      </style:paragraph-properties>
      <style:text-properties style:font-size-rel="5pt" fo:font-weight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margin-left="0mm" fo:margin-right="0mm" fo:margin-top="0mm" fo:margin-bottom="2.03mm" fo:text-align="start" style:justify-single-word="false" fo:text-indent="0mm" style:auto-text-indent="false" fo:background-color="transparent">
        <style:background-image/>
      </style:paragraph-properties>
      <style:text-properties style:font-size-rel="-1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_20_2" style:next-style-name="Text_20_body" style:default-outline-level="3" style:class="text">
      <style:paragraph-properties fo:margin-left="1.27mm" fo:margin-right="0mm" fo:margin-top="0mm" fo:margin-bottom="2.03mm" fo:text-indent="0mm" style:auto-text-indent="false"/>
      <style:text-properties style:font-size-rel="-1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paragraph-properties fo:margin-left="2.54mm" fo:margin-right="0mm" fo:margin-top="0mm" fo:margin-bottom="1.52mm" fo:text-indent="0mm" style:auto-text-indent="false"/>
      <style:text-properties fo:font-size="14pt" fo:font-style="normal" style:text-underline-style="solid" style:text-underline-width="auto" style:text-underline-color="font-color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_20_4" style:next-style-name="Text_20_body" style:default-outline-level="5" style:class="text">
      <style:paragraph-properties fo:margin-left="3.81mm" fo:margin-right="0mm" fo:margin-top="1.52mm" fo:margin-bottom="1.52mm" fo:text-indent="0mm" style:auto-text-indent="false"/>
      <style:text-properties style:font-size-rel="-1pt" fo:font-style="italic" style:text-underline-style="solid" style:text-underline-type="double" style:text-underline-width="auto" style:text-underline-color="font-color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_20_5" style:next-style-name="Text_20_body" style:default-outline-level="6" style:class="text">
      <style:paragraph-properties fo:margin-left="5.08mm" fo:margin-right="0mm" fo:margin-top="1.52mm" fo:margin-bottom="1.52mm" fo:text-indent="0mm" style:auto-text-indent="false"/>
      <style:text-properties style:font-size-rel="-1pt" style:text-underline-style="wave" style:text-underline-width="auto" style:text-underline-color="font-color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left="6.35mm" fo:margin-right="0mm" fo:margin-top="1.52mm" fo:margin-bottom="1.52mm" fo:text-indent="0mm" style:auto-text-indent="false"/>
      <style:text-properties fo:color="#666666" fo:font-size="12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_20_7" style:next-style-name="Text_20_body" style:default-outline-level="8" style:class="text">
      <style:paragraph-properties fo:margin-left="7.62mm" fo:margin-right="0mm" fo:margin-top="1.52mm" fo:margin-bottom="1.52mm" fo:text-indent="0mm" style:auto-text-indent="false"/>
      <style:text-properties fo:color="#666666" fo:font-size="11pt" fo:font-style="italic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_20_8" style:next-style-name="Text_20_body" style:default-outline-level="9" style:class="text">
      <style:paragraph-properties fo:margin-left="8.89mm" fo:margin-right="0mm" fo:margin-top="1.52mm" fo:margin-bottom="1.52mm" fo:text-indent="0mm" style:auto-text-indent="false"/>
      <style:text-properties fo:color="#666666" fo:font-size="11pt" style:text-underline-style="solid" style:text-underline-width="auto" style:text-underline-color="font-color" fo:font-weight="bold" style:font-size-asian="75%" style:font-weight-asian="bold" style:font-size-complex="75%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fo:font-size="150%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margin-top="0mm" fo:margin-bottom="12.7mm" fo:text-align="center" style:justify-single-word="false"/>
      <style:text-properties fo:font-size="67%" fo:font-style="normal" fo:font-weight="normal" style:font-size-asian="14pt" style:font-style-asian="italic" style:font-size-complex="14pt" style:font-style-complex="italic"/>
    </style:style>
    <style:style style:name="Aside" style:family="paragraph" style:parent-style-name="Text_20_body">
      <style:paragraph-properties fo:margin-left="10.16mm" fo:margin-right="5.08mm" fo:text-indent="0mm" style:auto-text-indent="false" fo:background-color="transparent">
        <style:background-image/>
      </style:paragraph-properties>
      <style:text-properties fo:font-size="11pt"/>
    </style:style>
    <style:style style:name="Code" style:family="paragraph" style:parent-style-name="Standard">
      <style:paragraph-properties fo:margin-left="10.16mm" fo:margin-right="0mm" fo:margin-top="0mm" fo:margin-bottom="0mm" fo:text-indent="0mm" style:auto-text-indent="false"/>
      <style:text-properties fo:color="#333366" style:font-name="Lucida Console" fo:font-size="10pt" fo:language="zxx" fo:country="none"/>
    </style:style>
    <style:style style:name="Code_20_end" style:display-name="Code end" style:family="paragraph" style:parent-style-name="Code" style:next-style-name="Text_20_body">
      <style:paragraph-properties fo:margin-top="0mm" fo:margin-bottom="1.52mm" fo:background-color="transparent">
        <style:background-image/>
      </style:paragraph-properties>
    </style:style>
    <style:style style:name="Code_2c__20_comment_20__28_different_20_color_29_" style:display-name="Code, comment (different color)" style:family="paragraph" style:parent-style-name="Code">
      <style:text-properties fo:color="#d63247"/>
    </style:style>
    <style:style style:name="Equation" style:family="paragraph" style:parent-style-name="Text_20_body">
      <style:paragraph-properties fo:text-align="center" style:justify-single-word="false"/>
      <style:text-properties fo:language="zxx" fo:country="none"/>
    </style:style>
    <style:style style:name="Indented" style:family="paragraph" style:parent-style-name="Text_20_body" style:next-style-name="Text_20_body" style:class="text">
      <style:paragraph-properties fo:margin-left="10.16mm" fo:margin-right="0mm" fo:text-indent="0mm" style:auto-text-indent="false"/>
    </style:style>
    <style:style style:name="Lesson" style:family="paragraph" style:parent-style-name="Text_20_body" style:class="text" style:master-page-name="">
      <style:paragraph-properties fo:margin-left="10.16mm" fo:margin-right="5.08mm" fo:text-indent="0mm" style:auto-text-indent="false" style:page-number="auto" fo:background-color="transparent" fo:padding="0.51mm" fo:border="0.18mm solid #000000" style:shadow="none">
        <style:background-image/>
      </style:paragraph-properties>
    </style:style>
    <style:style style:name="Reference" style:family="paragraph" style:parent-style-name="Standard" style:class="text">
      <style:paragraph-properties fo:margin-top="0mm" fo:margin-bottom="1.02mm" style:shadow="none"/>
    </style:style>
    <style:style style:name="Where" style:family="paragraph" style:parent-style-name="Text_20_body" style:class="text">
      <style:paragraph-properties fo:margin-left="12.7mm" fo:margin-right="0mm" fo:margin-top="0mm" fo:margin-bottom="0mm" fo:text-indent="0mm" style:auto-text-indent="false"/>
    </style:style>
    <style:style style:name="Where_20_end" style:display-name="Where end" style:family="paragraph" style:parent-style-name="Where" style:next-style-name="Text_20_body" style:class="text">
      <style:paragraph-properties fo:margin-left="12.7mm" fo:margin-right="0mm" fo:margin-top="0mm" fo:margin-bottom="1.52mm" fo:text-indent="0mm" style:auto-text-indent="false"/>
    </style:style>
    <style:style style:name="xx_20_Needs_20_attention" style:display-name="xx Needs attention" style:family="paragraph" style:parent-style-name="Text_20_body" style:class="text">
      <style:paragraph-properties fo:background-color="#ffff99">
        <style:background-image/>
      </style:paragraph-properties>
    </style:style>
    <style:style style:name="xx_20_Hidden" style:display-name="xx Hidden" style:family="paragraph" style:parent-style-name="Text_20_body" style:class="text">
      <style:paragraph-properties fo:background-color="#fff0f0">
        <style:background-image/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8.9mm" style:type="center"/>
          <style:tab-stop style:position="177.8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0" style:display-name="Heading 10" style:family="paragraph" style:parent-style-name="Heading_20_9" style:next-style-name="Text_20_body" style:default-outline-level="10" style:class="text">
      <style:paragraph-properties fo:margin-left="10.16mm" fo:margin-right="0mm" fo:margin-top="1.52mm" fo:margin-bottom="1.52mm" fo:text-indent="0mm" style:auto-text-indent="false"/>
      <style:text-properties fo:color="#666666" fo:font-size="11pt" style:text-underline-style="solid" style:text-underline-type="double" style:text-underline-width="auto" style:text-underline-color="font-color" fo:font-weight="bold" style:font-size-asian="75%" style:font-weight-asian="bold" style:font-size-complex="75%" style:font-weight-complex="bold"/>
    </style:style>
    <style:style style:name="Subtitle_2c__20_no_20_space" style:display-name="Subtitle, no space" style:family="paragraph" style:parent-style-name="Subtitle">
      <style:paragraph-properties fo:margin-top="0mm" fo:margin-bottom="0mm"/>
    </style:style>
    <style:style style:name="Text_20_body_2c__20_no_20_space_20_after" style:display-name="Text body, no space after" style:family="paragraph" style:parent-style-name="Text_20_body">
      <style:paragraph-properties fo:margin-top="0mm" fo:margin-bottom="0mm"/>
    </style:style>
    <style:style style:name="Figure" style:family="paragraph" style:parent-style-name="Caption">
      <style:paragraph-properties fo:text-align="center" style:justify-single-word="false"/>
      <style:text-properties fo:font-style="normal" fo:font-weight="bold"/>
    </style:style>
    <style:style style:name="Quote" style:family="paragraph" style:parent-style-name="Text_20_body">
      <style:paragraph-properties fo:margin-left="7.62mm" fo:margin-right="0mm" fo:text-indent="0mm" style:auto-text-indent="false"/>
      <style:text-properties fo:color="#000080" fo:font-style="italic"/>
    </style:style>
    <style:style style:name="Quotations" style:family="paragraph" style:parent-style-name="Standard" style:class="html">
      <style:paragraph-properties fo:margin-left="10mm" fo:margin-right="10mm" fo:margin-top="0mm" fo:margin-bottom="4.99mm" fo:text-indent="0mm" style:auto-text-indent="false"/>
    </style:style>
    <style:style style:name="Update_20_applied" style:display-name="Update applied" style:family="paragraph" style:parent-style-name="Text_20_body">
      <style:paragraph-properties fo:background-color="#eaffea" style:shadow="none">
        <style:background-image/>
      </style:paragraph-properties>
    </style:style>
    <style:style style:name="Text_20_body_2c__20_no_20_spell_20_check" style:display-name="Text body, no spell check" style:family="paragraph" style:parent-style-name="Text_20_body">
      <style:text-properties fo:language="zxx" fo:country="none"/>
    </style:style>
    <style:style style:name="Text_20_body_2c__20_no_20_space_20_after_2c__20_no_20_spell" style:display-name="Text body, no space after, no spell" style:family="paragraph" style:parent-style-name="Text_20_body_2c__20_no_20_space_20_after">
      <style:text-properties fo:language="zxx" fo:country="none"/>
    </style:style>
    <style:style style:name="Example" style:family="paragraph" style:parent-style-name="Text_20_body">
      <style:paragraph-properties fo:margin-left="11.99mm" fo:margin-right="0mm" fo:text-indent="0mm" style:auto-text-indent="false" fo:background-color="transparent" fo:padding-left="1.99mm" fo:padding-right="0.49mm" fo:padding-top="0.49mm" fo:padding-bottom="0.49mm" fo:border-left="0.71mm solid #cccccc" fo:border-right="none" fo:border-top="none" fo:border-bottom="none" style:shadow="none">
        <style:background-image/>
      </style:paragraph-properties>
    </style:style>
    <style:style style:name="Code_2c__20_no_20_spelling" style:display-name="Code, no spelling" style:family="paragraph" style:parent-style-name="Code"/>
    <style:style style:name="Code_20_end_2c__20_no_20_spelling" style:display-name="Code end, no spelling" style:family="paragraph" style:parent-style-name="Code_20_end"/>
    <style:style style:name="Aside_2c__20_smaller_20_font" style:display-name="Aside, smaller font" style:family="paragraph" style:parent-style-name="Aside">
      <style:text-properties style:font-size-rel="-1pt"/>
    </style:style>
    <style:style style:name="Addressee" style:family="paragraph" style:parent-style-name="Standard" style:class="extra">
      <style:paragraph-properties fo:margin-top="0mm" fo:margin-bottom="1.06mm" text:number-lines="false" text:line-number="0"/>
    </style:style>
    <style:style style:name="Bullets_2c__20_diamond_2c__20_normal" style:display-name="Bullets, diamond, normal" style:family="paragraph" style:parent-style-name="Text_20_body" style:list-style-name="Bullets_2c__20_diamond"/>
    <style:style style:name="Bullets_2c__20_diamond_2c__20_tight" style:display-name="Bullets, diamond, tight" style:family="paragraph" style:parent-style-name="Bullets_2c__20_diamond_2c__20_normal">
      <style:paragraph-properties fo:margin-top="0mm" fo:margin-bottom="0mm"/>
    </style:style>
    <style:style style:name="Table" style:family="paragraph" style:parent-style-name="Caption" style:class="extra">
      <style:paragraph-properties fo:text-align="center" style:justify-single-word="false"/>
      <style:text-properties fo:font-style="normal" fo:font-weight="bold"/>
    </style:style>
    <style:style style:name="Indented_2c__20_no_20_space_20_after" style:display-name="Indented, no space after" style:family="paragraph" style:parent-style-name="Indented">
      <style:paragraph-properties fo:margin-top="0mm" fo:margin-bottom="0mm"/>
    </style:style>
    <style:style style:name="Abstract" style:family="paragraph" style:parent-style-name="Text_20_body" style:master-page-name="">
      <style:paragraph-properties fo:margin-left="10mm" fo:margin-right="4.99mm" fo:text-indent="0mm" style:auto-text-indent="false" style:page-number="auto"/>
      <style:text-properties fo:font-style="italic"/>
    </style:style>
    <style:style style:name="Abstract_2c__20_no_20_space_20_after" style:display-name="Abstract, no space after" style:family="paragraph" style:parent-style-name="Abstract">
      <style:paragraph-properties fo:margin-top="0mm" fo:margin-bottom="0mm"/>
    </style:style>
    <style:style style:name="_2a__2a__2a__2a__2a__20__20__20__20__20__20__20_Hidden_20__20__20__20__20__20__2a__2a__2a__2a__2a_" style:display-name="*****       Hidden      *****" style:family="paragraph" style:parent-style-name="Text_20_body">
      <style:paragraph-properties fo:background-color="transparent">
        <style:background-image/>
      </style:paragraph-properties>
      <style:text-properties text:display="none"/>
    </style:style>
    <style:style style:name="Book_20_title" style:display-name="Book title" style:family="text" style:parent-style-name="Default_2c__20_custom">
      <style:text-properties fo:font-style="italic"/>
    </style:style>
    <style:style style:name="Code" style:family="text" style:parent-style-name="Default_2c__20_custom">
      <style:text-properties fo:color="#000066" style:font-name="Lucida Console" fo:font-size="11pt" fo:letter-spacing="-0.35mm" fo:language="zxx" fo:country="none"/>
    </style:style>
    <style:style style:name="Code_2c__20_important" style:display-name="Code, important" style:family="text" style:parent-style-name="Code">
      <style:text-properties fo:color="#d63247"/>
    </style:style>
    <style:style style:name="Important_2c__20_black" style:display-name="Important, black" style:family="text" style:parent-style-name="Default_2c__20_custom">
      <style:text-properties fo:font-weight="bold"/>
    </style:style>
    <style:style style:name="Important_2c__20_blue" style:display-name="Important, blue" style:family="text" style:parent-style-name="Important_2c__20_black">
      <style:text-properties fo:color="#00538d"/>
    </style:style>
    <style:style style:name="Important_2c__20_bordeaux" style:display-name="Important, bordeaux" style:family="text" style:parent-style-name="Important_2c__20_black">
      <style:text-properties fo:color="#993366"/>
    </style:style>
    <style:style style:name="Important_2c__20_green" style:display-name="Important, green" style:family="text" style:parent-style-name="Important_2c__20_black">
      <style:text-properties fo:color="#008000"/>
    </style:style>
    <style:style style:name="Important_2c__20_red" style:display-name="Important, red" style:family="text" style:parent-style-name="Important_2c__20_black">
      <style:text-properties fo:color="#ff0000"/>
    </style:style>
    <style:style style:name="Keyword" style:family="text" style:parent-style-name="Default_2c__20_custom">
      <style:text-properties fo:color="#008080" fo:font-weight="bold"/>
    </style:style>
    <style:style style:name="Section" style:family="text" style:parent-style-name="Default_2c__20_custom">
      <style:text-properties fo:font-style="oblique" style:text-underline-style="solid" style:text-underline-width="auto" style:text-underline-color="font-color" fo:font-weight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Default_2c__20_custom" style:display-name="Default, custom" style:family="text">
      <style:text-properties style:font-name="Arial" fo:font-size="11pt"/>
    </style:style>
    <style:style style:name="Article_20_title" style:display-name="Article title" style:family="text" style:parent-style-name="Book_20_title">
      <style:text-properties fo:font-style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>
      <style:text-properties fo:color="#b2b2b2" style:font-name="DejaVu Sans" fo:font-size="9pt" fo:background-color="transparent"/>
    </style:style>
    <style:style style:name="xx_20__28_Needs_20_attention_29_" style:display-name="xx (Needs attention)" style:family="text">
      <style:text-properties style:font-name="Arial" fo:font-size="11pt" fo:font-weight="normal" fo:background-color="#ffff99"/>
    </style:style>
    <style:style style:name="Example_20_header" style:display-name="Example header" style:family="text">
      <style:text-properties style:font-name="Arial1" fo:font-size="11pt" fo:font-style="italic" fo:font-weight="bold"/>
    </style:style>
    <style:style style:name="SI_20_unit" style:display-name="SI unit" style:family="text">
      <style:text-properties style:font-name="DejaVu Serif" fo:font-size="11pt" fo:font-weight="normal"/>
    </style:style>
    <style:style style:name="SI_20_unit_2c__20_extra-visible" style:display-name="SI unit, extra-visible" style:family="text" style:parent-style-name="SI_20_unit">
      <style:text-properties fo:color="#ffffff" fo:letter-spacing="normal" style:text-underline-style="none" fo:font-weight="bold" fo:background-color="#560072"/>
    </style:style>
    <style:style style:name="Reference" style:family="text">
      <style:text-properties fo:color="#005900" style:font-name="Arial3" fo:font-size="11pt" fo:language="zxx" fo:country="none" fo:font-style="italic" fo:font-weight="normal"/>
    </style:style>
    <style:style style:name="Code_2c__20_smaller_20_font" style:display-name="Code, smaller font" style:family="text" style:parent-style-name="Code">
      <style:text-properties style:font-size-rel="-1pt" fo:background-color="transparent"/>
    </style:style>
    <style:style style:name="Default_2c__20_no_20_spell_20_check" style:display-name="Default, no spell check" style:family="text" style:parent-style-name="Default_2c__20_custom">
      <style:text-properties fo:language="zxx" fo:country="none"/>
    </style:style>
    <style:style style:name="URL" style:family="text">
      <style:text-properties fo:color="#000080" style:font-name="Arial" fo:font-size="11pt" fo:language="zxx" fo:country="none" style:text-underline-style="solid" style:text-underline-width="auto" style:text-underline-color="font-color" fo:font-weight="normal" style:language-asian="zxx" style:country-asian="none" style:language-complex="zxx" style:country-complex="none"/>
    </style:style>
    <style:style style:name="Primary_20_variable" style:display-name="Primary variable" style:family="text">
      <style:text-properties style:font-name="Arial" fo:font-size="11pt" fo:font-style="italic" fo:font-weight="bold"/>
    </style:style>
    <style:style style:name="OLE" style:family="graphic">
      <style:graphic-properties text:anchor-type="paragraph" svg:x="0mm" svg:y="0mm" fo:margin-top="0mm" fo:margin-bottom="2.54m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0mm" fo:margin-right="0mm" style:wrap="parallel" style:number-wrapped-paragraphs="no-limit" style:wrap-contour="false" style:vertical-pos="middle" style:vertical-rel="text" fo:background-color="transparent" style:background-transparency="100%" style:shadow="none">
        <style:background-image/>
        <style:columns fo:column-count="1" fo:column-gap="0mm"/>
      </style:graphic-properties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Graphics" style:family="graphic">
      <style:graphic-properties text:anchor-type="paragraph" svg:x="0mm" svg:y="0mm" fo:margin-top="0mm" fo:margin-bottom="1.52mm" style:wrap="none" style:vertical-pos="top" style:vertical-rel="paragraph" style:horizontal-pos="center" style:horizontal-rel="paragraph"/>
    </style:style>
    <style:style style:name="Labels" style:family="graphic" style:auto-update="true">
      <style:graphic-properties text:anchor-type="as-char" svg:y="0mm" fo:margin-left="2.01mm" fo:margin-right="2.01mm" style:protect="size position" style:vertical-pos="top" style:vertical-rel="baseline"/>
    </style:style>
    <style:style style:name="Marginalia" style:family="graphic">
      <style:graphic-properties svg:width="35mm" fo:min-height="4.99mm" text:anchor-type="paragraph" svg:x="0mm" svg:y="0m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list-style style:name="Bullets_2c__20_round_2c__20_flush" style:display-name="Bullets, round, flush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</text:list-style>
    <text:list-style style:name="Bullets_2c__20_diamonds_2c__20_flush" style:display-name="Bullets, diamonds, flush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</text:list-style>
    <text:list-style style:name="Numbered_2c__20_flush" style:display-name="Numbered, flush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fo:text-indent="-7.62mm" fo:margin-left="48.26m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fo:text-indent="-7.62mm" fo:margin-left="53.34m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fo:text-indent="-7.62mm" fo:margin-left="58.42mm"/>
        </style:list-level-properties>
        <style:text-properties fo:font-family="StarSymbol" style:font-charset="x-symbol"/>
      </text:list-level-style-bullet>
    </text:list-style>
    <text:list-style style:name="Bullets_2c__20_diamond" style:display-name="Bullets, diamond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53.34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58.42mm"/>
        </style:list-level-properties>
        <style:text-properties style:font-name="Arial2"/>
      </text:list-level-style-bullet>
    </text:list-style>
    <text:list-style style:name="Bullets_2c__20_round" style:display-name="Bullets, round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54.61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59.69mm"/>
        </style:list-level-properties>
        <style:text-properties style:font-name="Arial2"/>
      </text:list-level-style-bullet>
    </text:list-style>
    <text:list-style style:name="Bullets_2c__20_round_2c__20_table" style:display-name="Bullets, round, table">
      <text:list-level-style-bullet text:level="1" text:style-name="Bullet_20_Symbols" text:bullet-char="●">
        <style:list-level-properties text:list-level-position-and-space-mode="label-alignment">
          <style:list-level-label-alignment text:label-followed-by="space" fo:text-indent="-3.81mm" fo:margin-left="3.81mm"/>
        </style:list-level-properties>
        <style:text-properties style:font-name="Arial2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space" fo:text-indent="-3.81mm" fo:margin-left="8.89mm"/>
        </style:list-level-properties>
        <style:text-properties style:font-name="Arial2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space" fo:text-indent="-3.81mm" fo:margin-left="13.97mm"/>
        </style:list-level-properties>
        <style:text-properties style:font-name="Arial2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space" fo:text-indent="-3.81mm" fo:margin-left="19.05mm"/>
        </style:list-level-properties>
        <style:text-properties style:font-name="Arial2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space" fo:text-indent="-3.81mm" fo:margin-left="24.13mm"/>
        </style:list-level-properties>
        <style:text-properties style:font-name="Arial2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space" fo:text-indent="-3.81mm" fo:margin-left="29.21mm"/>
        </style:list-level-properties>
        <style:text-properties style:font-name="Arial2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space" fo:text-indent="-3.81mm" fo:margin-left="34.29mm"/>
        </style:list-level-properties>
        <style:text-properties style:font-name="Arial2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space" fo:text-indent="-3.81mm" fo:margin-left="39.37mm"/>
        </style:list-level-properties>
        <style:text-properties style:font-name="Arial2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space" fo:text-indent="-3.81mm" fo:margin-left="44.45mm"/>
        </style:list-level-properties>
        <style:text-properties style:font-name="Arial2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space" fo:text-indent="-3.81mm" fo:margin-left="49.53mm"/>
        </style:list-level-properties>
        <style:text-properties style:font-name="Arial2"/>
      </text:list-level-style-bullet>
    </text:list-style>
    <text:list-style style:name="Bullets_2c__20_diamond_2c__20_table" style:display-name="Bullets, diamond, table">
      <text:list-level-style-bullet text:level="1" text:style-name="Bullet_20_Symbols" text:bullet-char="♦">
        <style:list-level-properties text:list-level-position-and-space-mode="label-alignment">
          <style:list-level-label-alignment text:label-followed-by="space" fo:text-indent="-2.54mm" fo:margin-left="2.54mm"/>
        </style:list-level-properties>
        <style:text-properties style:font-name="Arial2"/>
      </text:list-level-style-bullet>
      <text:list-level-style-bullet text:level="2" text:style-name="Bullet_20_Symbols" text:bullet-char="♦">
        <style:list-level-properties text:list-level-position-and-space-mode="label-alignment">
          <style:list-level-label-alignment text:label-followed-by="space" fo:text-indent="-2.54mm" fo:margin-left="7.62mm"/>
        </style:list-level-properties>
        <style:text-properties style:font-name="Arial2"/>
      </text:list-level-style-bullet>
      <text:list-level-style-bullet text:level="3" text:style-name="Bullet_20_Symbols" text:bullet-char="♦">
        <style:list-level-properties text:list-level-position-and-space-mode="label-alignment">
          <style:list-level-label-alignment text:label-followed-by="space" fo:text-indent="-2.54mm" fo:margin-left="12.7mm"/>
        </style:list-level-properties>
        <style:text-properties style:font-name="Arial2"/>
      </text:list-level-style-bullet>
      <text:list-level-style-bullet text:level="4" text:style-name="Bullet_20_Symbols" text:bullet-char="♦">
        <style:list-level-properties text:list-level-position-and-space-mode="label-alignment">
          <style:list-level-label-alignment text:label-followed-by="space" fo:text-indent="-2.54mm" fo:margin-left="17.78mm"/>
        </style:list-level-properties>
        <style:text-properties style:font-name="Arial2"/>
      </text:list-level-style-bullet>
      <text:list-level-style-bullet text:level="5" text:style-name="Bullet_20_Symbols" text:bullet-char="♦">
        <style:list-level-properties text:list-level-position-and-space-mode="label-alignment">
          <style:list-level-label-alignment text:label-followed-by="space" fo:text-indent="-2.54mm" fo:margin-left="22.86mm"/>
        </style:list-level-properties>
        <style:text-properties style:font-name="Arial2"/>
      </text:list-level-style-bullet>
      <text:list-level-style-bullet text:level="6" text:style-name="Bullet_20_Symbols" text:bullet-char="♦">
        <style:list-level-properties text:list-level-position-and-space-mode="label-alignment">
          <style:list-level-label-alignment text:label-followed-by="space" fo:text-indent="-2.54mm" fo:margin-left="27.94mm"/>
        </style:list-level-properties>
        <style:text-properties style:font-name="Arial2"/>
      </text:list-level-style-bullet>
      <text:list-level-style-bullet text:level="7" text:style-name="Bullet_20_Symbols" text:bullet-char="♦">
        <style:list-level-properties text:list-level-position-and-space-mode="label-alignment">
          <style:list-level-label-alignment text:label-followed-by="space" fo:text-indent="-2.54mm" fo:margin-left="33.02mm"/>
        </style:list-level-properties>
        <style:text-properties style:font-name="Arial2"/>
      </text:list-level-style-bullet>
      <text:list-level-style-bullet text:level="8" text:style-name="Bullet_20_Symbols" text:bullet-char="♦">
        <style:list-level-properties text:list-level-position-and-space-mode="label-alignment">
          <style:list-level-label-alignment text:label-followed-by="space" fo:text-indent="-2.54mm" fo:margin-left="38.1mm"/>
        </style:list-level-properties>
        <style:text-properties style:font-name="Arial2"/>
      </text:list-level-style-bullet>
      <text:list-level-style-bullet text:level="9" text:style-name="Bullet_20_Symbols" text:bullet-char="♦">
        <style:list-level-properties text:list-level-position-and-space-mode="label-alignment">
          <style:list-level-label-alignment text:label-followed-by="space" fo:text-indent="-2.54mm" fo:margin-left="43.18mm"/>
        </style:list-level-properties>
        <style:text-properties style:font-name="Arial2"/>
      </text:list-level-style-bullet>
      <text:list-level-style-bullet text:level="10" text:style-name="Bullet_20_Symbols" text:bullet-char="♦">
        <style:list-level-properties text:list-level-position-and-space-mode="label-alignment">
          <style:list-level-label-alignment text:label-followed-by="space" fo:text-indent="-2.54mm" fo:margin-left="48.26mm"/>
        </style:list-level-properties>
        <style:text-properties style:font-name="Arial2"/>
      </text:list-level-style-bullet>
    </text:list-style>
    <text:list-style style:name="Numbered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fo:text-indent="-9.98mm" fo:margin-left="14.99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10mm" fo:margin-left="20mm"/>
        </style:list-level-properties>
      </text:list-level-style-number>
      <text:list-level-style-number text:level="3" text:style-name="Numbering_20_Symbols" style:num-prefix=" " style:num-suffix=")" style:num-format="1">
        <style:list-level-properties text:list-level-position-and-space-mode="label-alignment">
          <style:list-level-label-alignment text:label-followed-by="listtab" fo:text-indent="-10mm" fo:margin-left="24.99mm"/>
        </style:list-level-properties>
      </text:list-level-style-number>
      <text:list-level-style-number text:level="4" text:style-name="Numbering_20_Symbols" style:num-prefix=" " style:num-suffix="." style:num-format="a">
        <style:list-level-properties text:list-level-position-and-space-mode="label-alignment">
          <style:list-level-label-alignment text:label-followed-by="listtab" fo:text-indent="-10mm" fo:margin-left="30mm"/>
        </style:list-level-properties>
      </text:list-level-style-number>
      <text:list-level-style-number text:level="5" text:style-name="Numbering_20_Symbols" style:num-prefix="(" style:num-suffix=")" style:num-format="1">
        <style:list-level-properties text:list-level-position-and-space-mode="label-alignment">
          <style:list-level-label-alignment text:label-followed-by="listtab" fo:text-indent="-10mm" fo:margin-left="35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10mm" fo:margin-left="40.01mm"/>
        </style:list-level-properties>
      </text:list-level-style-number>
      <text:list-level-style-number text:level="7" text:style-name="Numbering_20_Symbols" style:num-prefix=" " style:num-suffix="." style:num-format="i">
        <style:list-level-properties text:list-level-position-and-space-mode="label-alignment">
          <style:list-level-label-alignment text:label-followed-by="listtab" fo:text-indent="-10mm" fo:margin-left="45mm"/>
        </style:list-level-properties>
      </text:list-level-style-number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0.01mm"/>
        </style:list-level-properties>
        <style:text-properties fo:font-family="StarSymbol" style:font-charset="x-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55mm"/>
        </style:list-level-properties>
        <style:text-properties fo:font-family="StarSymbol" style:font-charset="x-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fo:text-indent="-10mm" fo:margin-left="60.01mm"/>
        </style:list-level-properties>
        <style:text-properties fo:font-family="StarSymbol" style:font-charset="x-symbol"/>
      </text:list-level-style-bullet>
    </text:list-style>
    <text:list-style style:name="Numbered_2c__20_table" style:display-name="Numbered, tabl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7.62mm" fo:margin-left="7.62m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12.7m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fo:text-indent="-7.62mm" fo:margin-left="17.78m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22.86m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fo:text-indent="-7.62mm" fo:margin-left="27.94mm"/>
        </style:list-level-properties>
      </text:list-level-style-number>
      <text:list-level-style-number text:level="6" text:style-name="Numbering_20_Symbols" style:num-prefix="(" style:num-suffix=")" style:num-format="a">
        <style:list-level-properties text:list-level-position-and-space-mode="label-alignment">
          <style:list-level-label-alignment text:label-followed-by="listtab" fo:text-indent="-7.62mm" fo:margin-left="33.02m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38.1m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43.18m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fo:text-indent="-7.62mm" fo:margin-left="48.26m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fo:text-indent="-7.62mm" fo:margin-left="53.34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5.9mm" fo:page-height="279.4mm" style:num-format="1" style:print-orientation="portrait" fo:margin-top="7.62mm" fo:margin-bottom="7.62mm" fo:margin-left="7.62mm" fo:margin-right="7.62mm" style:shadow="none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79.4mm" fo:page-height="215.9mm" style:num-format="1" style:print-orientation="landscape" fo:margin-top="7.62mm" fo:margin-bottom="7.62mm" fo:margin-left="7.62mm" fo:margin-right="7.62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79.4mm" fo:page-height="215.9mm" style:num-format="1" style:print-orientation="landscape" fo:margin-top="12.7mm" fo:margin-bottom="12.7mm" fo:margin-left="12.7mm" fo:margin-right="12.7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79.4mm" fo:page-height="215.9mm" style:num-format="1" style:print-orientation="landscape" fo:margin-top="19.05mm" fo:margin-bottom="19.05mm" fo:margin-left="19.05mm" fo:margin-right="19.05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5.9mm" fo:page-height="279.4mm" style:num-format="1" style:print-orientation="portrait" fo:margin-top="25.4mm" fo:margin-bottom="25.4mm" fo:margin-left="25.4mm" fo:margin-right="25.4mm" style:writing-mode="lr-tb" style:footnote-max-height="0mm"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9.4mm" fo:page-height="215.9mm" style:num-format="1" style:print-orientation="landscape" fo:margin-top="25.4mm" fo:margin-bottom="25.4mm" fo:margin-left="25.4mm" fo:margin-right="25.4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5.9mm" fo:page-height="279.4mm" style:num-format="1" style:print-orientation="portrait" fo:margin-top="25.4mm" fo:margin-bottom="25.4mm" fo:margin-left="25.4mm" fo:margin-right="25.4mm" style:shadow="none" fo:background-color="transparent" style:writing-mode="lr-tb" style:footnote-max-height="0mm">
        <style:background-image/>
        <style:columns fo:column-count="1" fo:column-gap="0mm"/>
        <style:footnote-sep style:width="0.18mm" style:distance-before-sep="1.02mm" style:distance-after-sep="1.02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Portrait_2c__20_3_2f_4_22__20_margins" style:display-name="Portrait, 3/4&quot; margins" style:page-layout-name="Mpm1"/>
    <style:master-page style:name="Portrait_2c__20_1_2f_2_22__20_margins" style:display-name="Portrait, 1/2&quot; margins" style:page-layout-name="Mpm2"/>
    <style:master-page style:name="Portrait_2c__20_0.3_22__20_margins" style:display-name="Portrait, 0.3&quot; margins" style:page-layout-name="Mpm3"/>
    <style:master-page style:name="Landscape_2c__20_0.3_22__20_margins" style:display-name="Landscape, 0.3&quot; margins" style:page-layout-name="Mpm4"/>
    <style:master-page style:name="Landscape_2c__20_1_2f_2_22__20_margins" style:display-name="Landscape, 1/2&quot; margins" style:page-layout-name="Mpm5"/>
    <style:master-page style:name="Landscape_2c__20_3_2f_4_22__20_margins" style:display-name="Landscape, 3/4&quot; margins" style:page-layout-name="Mpm6"/>
    <style:master-page style:name="Portrait_2c__20_1_22__20_margins" style:display-name="Portrait, 1&quot; margins" style:page-layout-name="Mpm7"/>
    <style:master-page style:name="Landscape_2c__20_1_22__20_margins" style:display-name="Landscape, 1&quot; margins" style:page-layout-name="Mpm8"/>
    <style:master-page style:name="Title_20_page_2c__20_portrait" style:display-name="Title page, portrait" style:page-layout-name="Mpm9" style:next-style-name="Standard"/>
    <style:master-page style:name="Title_20_page_2c__20_landscape" style:display-name="Title page, landscape" style:page-layout-name="Mpm8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5T10:27:34.346889504</meta:creation-date>
    <meta:generator>OpenOffice/4.1.6$Win32 OpenOffice.org_project/416m1$Build-9790</meta:generator>
    <meta:editing-duration>P0D</meta:editing-duration>
    <meta:editing-cycles>1</meta:editing-cycles>
    <meta:document-statistic meta:table-count="1" meta:image-count="0" meta:object-count="5" meta:page-count="3" meta:paragraph-count="66" meta:word-count="1310" meta:character-count="6891"/>
    <meta:template xlink:type="simple" xlink:actuate="onRequest" xlink:title="Normal" xlink:href="../Normal.ott" meta:date="2014-12-28T08:19:31.36"/>
  </office:meta>
</office:document-meta>
</file>

<file path=Object 1/content.xml><?xml version="1.0" encoding="utf-8"?>
<math xmlns="http://www.w3.org/1998/Math/MathML">
  <semantics>
    <mrow>
      <mi>p</mi>
      <mrow>
        <mi/>
        <mo stretchy="false">=</mo>
        <mi/>
      </mrow>
      <mfrac>
        <mrow>
          <mi>s</mi>
          <mrow>
            <mi/>
            <mo stretchy="false">−</mo>
            <mi>c</mi>
          </mrow>
        </mrow>
        <mi>s</mi>
      </mfrac>
      <mrow>
        <mi/>
        <mo stretchy="false">=</mo>
        <mi/>
      </mrow>
      <mrow>
        <mn>1</mn>
        <mo stretchy="false">−</mo>
        <mrow>
          <mi>c</mi>
          <mo stretchy="false">/</mo>
          <mi>s</mi>
        </mrow>
      </mrow>
    </mrow>
    <annotation encoding="StarMath 5.0">p `=` {s `- c} over s `=` 1 - c /s</annotation>
  </semantics>
</math>
</file>

<file path=Object 2/content.xml><?xml version="1.0" encoding="utf-8"?>
<math xmlns="http://www.w3.org/1998/Math/MathML">
  <semantics>
    <mrow>
      <mi>s</mi>
      <mrow>
        <mi/>
        <mo stretchy="false">&gt;</mo>
        <mi/>
      </mrow>
      <mi mathvariant="italic">c.</mi>
    </mrow>
    <annotation encoding="StarMath 5.0">s `&gt;` c.</annotation>
  </semantics>
</math>
</file>

<file path=Object 3/content.xml><?xml version="1.0" encoding="utf-8"?>
<math xmlns="http://www.w3.org/1998/Math/MathML">
  <semantics>
    <mrow>
      <mi>p</mi>
      <mrow>
        <mi/>
        <mo stretchy="false">&gt;</mo>
        <mi/>
      </mrow>
      <mn>0.</mn>
    </mrow>
    <annotation encoding="StarMath 5.0">p `&gt;` 0.</annotation>
  </semantics>
</math>
</file>

<file path=Object 4/content.xml><?xml version="1.0" encoding="utf-8"?>
<math xmlns="http://www.w3.org/1998/Math/MathML">
  <semantics>
    <mrow>
      <mn>1</mn>
      <mrow>
        <mi/>
        <mo stretchy="false">−</mo>
        <mrow>
          <mn>1</mn>
          <mo stretchy="false">/</mo>
          <mstyle mathvariant="bold">
            <mrow>
              <mrow>
                <mi>u</mi>
              </mrow>
            </mrow>
          </mstyle>
        </mrow>
      </mrow>
      <mn>.</mn>
    </mrow>
    <annotation encoding="StarMath 5.0">1` - 1/ bold{u}.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62in"/>
    </style:style>
    <style:style style:name="co2" style:family="table-column">
      <style:table-column-properties fo:break-before="auto" style:column-width="0.798in"/>
    </style:style>
    <style:style style:name="co3" style:family="table-column">
      <style:table-column-properties fo:break-before="auto" style:column-width="0.6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Heading" office:value-type="string">
            <text:p>Multiplier</text:p>
          </table:table-cell>
          <table:table-cell table:style-name="Heading" office:value-type="string">
            <text:p>Profit, %</text:p>
          </table:table-cell>
          <table:table-cell table:style-name="Heading" table:number-columns-repeated="1022"/>
        </table:table-row>
        <table:table-row table:style-name="ro1">
          <table:table-cell office:value-type="float" office:value="1">
            <text:p>1</text:p>
          </table:table-cell>
          <table:table-cell table:style-name="_30_" table:formula="of:=100*(1 - 1/[.A2])" office:value-type="float" office:value="0">
            <text:p>0</text:p>
          </table:table-cell>
          <table:table-cell table:number-columns-repeated="1022"/>
        </table:table-row>
        <table:table-row table:style-name="ro1">
          <table:table-cell office:value-type="float" office:value="2">
            <text:p>2</text:p>
          </table:table-cell>
          <table:table-cell table:style-name="_30_" table:formula="of:=100*(1 - 1/[.A3])" office:value-type="float" office:value="50">
            <text:p>50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table:style-name="_30_" table:formula="of:=100*(1 - 1/[.A4])" office:value-type="float" office:value="66.6666666666667">
            <text:p>67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table:style-name="_30_" table:formula="of:=100*(1 - 1/[.A5])" office:value-type="float" office:value="75">
            <text:p>75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table:style-name="_30_" table:formula="of:=100*(1 - 1/[.A6])" office:value-type="float" office:value="80">
            <text:p>80</text:p>
          </table:table-cell>
          <table:table-cell table:number-columns-repeated="1022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number:number-style style:name="N118">
      <number:number number:decimal-places="3" number:min-integer-digits="1"/>
    </number:number-style>
    <number:number-style style:name="N119">
      <number:number number:decimal-places="4" number:min-integer-digits="1"/>
    </number:number-style>
    <number:number-style style:name="N120">
      <number:number number:decimal-places="5" number:min-integer-digits="1"/>
    </number:number-style>
    <style:style style:name="Default" style:family="table-cell">
      <style:table-cell-properties style:text-align-source="fix" style:repeat-content="false" css3t:text-justify="auto"/>
      <style:paragraph-properties fo:text-align="center"/>
      <style:text-properties style:font-name="Arial" fo:font-size="11pt"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 css3t:text-justify="auto"/>
      <style:paragraph-properties fo:text-align="center"/>
      <style:text-properties fo:font-size="11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_30_" style:display-name="0" style:family="table-cell" style:parent-style-name="Default" style:data-style-name="N1"/>
    <style:style style:name="_31_" style:display-name="1" style:family="table-cell" style:parent-style-name="_30_" style:data-style-name="N117"/>
    <style:style style:name="_32_" style:display-name="2" style:family="table-cell" style:parent-style-name="_30_" style:data-style-name="N2"/>
    <style:style style:name="_33_" style:display-name="3" style:family="table-cell" style:parent-style-name="_30_" style:data-style-name="N118"/>
    <style:style style:name="_34_" style:display-name="4" style:family="table-cell" style:parent-style-name="_30_" style:data-style-name="N119"/>
    <style:style style:name="_35_" style:display-name="5" style:family="table-cell" style:parent-style-name="_30_" style:data-style-name="N120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2">06/12/2022</text:date>, <text:time>18:40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